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ergiespeicher" style:family="table">
      <style:table-properties style:width="17cm" table:align="margins"/>
    </style:style>
    <style:style style:name="Energiespeicher.A" style:family="table-column">
      <style:table-column-properties style:column-width="8.5cm" style:rel-column-width="32767*"/>
    </style:style>
    <style:style style:name="Energiespeicher.A1" style:family="table-cell">
      <style:table-cell-properties fo:padding="0.097cm" fo:border="0.05pt solid #000000"/>
    </style:style>
    <style:style style:name="Energiespeicher.A2" style:family="table-cell">
      <style:table-cell-properties fo:padding="0.097cm" fo:border-left="0.05pt solid #000000" fo:border-right="none" fo:border-top="none" fo:border-bottom="0.05pt solid #000000"/>
    </style:style>
    <style:style style:name="Energiespeicher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a7181" officeooo:paragraph-rsid="000a7181"/>
    </style:style>
    <style:style style:name="P2" style:family="paragraph" style:parent-style-name="Standard">
      <style:text-properties officeooo:paragraph-rsid="000a7181"/>
    </style:style>
    <style:style style:name="P3" style:family="paragraph" style:parent-style-name="Standard">
      <style:text-properties officeooo:rsid="000b1098" officeooo:paragraph-rsid="000b1098"/>
    </style:style>
    <style:style style:name="P4" style:family="paragraph" style:parent-style-name="Standard">
      <style:text-properties officeooo:rsid="000b81be" officeooo:paragraph-rsid="000b81be"/>
    </style:style>
    <style:style style:name="P5" style:family="paragraph" style:parent-style-name="Table_20_Contents">
      <style:text-properties style:font-name="Arial" officeooo:rsid="000a7181" officeooo:paragraph-rsid="000a7181"/>
    </style:style>
    <style:style style:name="P6" style:family="paragraph" style:parent-style-name="Table_20_Contents">
      <style:text-properties style:font-name="Arial" officeooo:rsid="000b1098" officeooo:paragraph-rsid="000b1098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0a7181" officeooo:paragraph-rsid="000a7181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officeooo:rsid="000b81be"/>
    </style:style>
    <style:style style:name="T3" style:family="text">
      <style:text-properties style:font-name="Arial" officeooo:rsid="000b1098"/>
    </style:style>
    <style:style style:name="T4" style:family="text">
      <style:text-properties officeooo:rsid="000b10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Robot – Energiehaushalt</text:p>
      <text:p text:style-name="P1"/>
      <text:p text:style-name="P1"/>
      <text:p text:style-name="P1">Grundsätzlich stehen sich bei I robot zwei zusammengesetzte Werte gegenüber:</text:p>
      <text:p text:style-name="P1">Energiegewinn vs. Energieverbrauch.</text:p>
      <text:p text:style-name="P1">Energiegewinn gibt an wie viel Energie in einer Zeiteinheit gewonnen wird, Energieverbrauch gibt an wie viel Energie in einer Zeiteinheit verbraucht wird.</text:p>
      <text:p text:style-name="P1">Zusammengesetzt sind die Werte deshalb da bei beiden mehrere Faktoren einfließen können, nicht müssen.</text:p>
      <text:p text:style-name="P1"/>
      <text:p text:style-name="P1">Energiegewinn</text:p>
      <text:p text:style-name="P1">Generatoren, Solarzellen, Bewegungsgeneratoren (wie diese Armbanduhren die sich durch die Bewegung aufladen)</text:p>
      <text:p text:style-name="P1"/>
      <text:p text:style-name="P1">Energieverbrauch</text:p>
      <text:p text:style-name="P1">Alles was Energie verbraucht (grob in dieser Reihenfolge):</text:p>
      <text:p text:style-name="P1">Sensorik, <text:span text:style-name="T4">Gyro, </text:span>Bewegung, Temperaturregulierung, Zusatzmodule, Energiewaffen</text:p>
      <text:p text:style-name="P1"/>
      <text:p text:style-name="P1"/>
      <text:p text:style-name="P1"/>
      <text:p text:style-name="P1">Ausgangsszenario:</text:p>
      <text:p text:style-name="P1">Für den Einstieg gegen wir von folgender Konfiguration aus</text:p>
      <text:p text:style-name="P1"/>
      <table:table table:name="Energiespeicher" table:style-name="Energiespeicher">
        <table:table-column table:style-name="Energiespeicher.A" table:number-columns-repeated="2"/>
        <table:table-row>
          <table:table-cell table:style-name="Energiespeicher.A1" table:number-columns-spanned="2" office:value-type="string">
            <text:p text:style-name="P7">Energiespeicher</text:p>
          </table:table-cell>
          <table:covered-table-cell/>
        </table:table-row>
        <table:table-row>
          <table:table-cell table:style-name="Energiespeicher.A2" office:value-type="string">
            <text:p text:style-name="P5">Generator</text:p>
          </table:table-cell>
          <table:table-cell table:style-name="Energiespeicher.B2" office:value-type="string">
            <text:p text:style-name="P5">100</text:p>
          </table:table-cell>
        </table:table-row>
        <table:table-row>
          <table:table-cell table:style-name="Energiespeicher.A2" office:value-type="string">
            <text:p text:style-name="P5">Batterie 1</text:p>
          </table:table-cell>
          <table:table-cell table:style-name="Energiespeicher.B2" office:value-type="string">
            <text:p text:style-name="P5">100</text:p>
          </table:table-cell>
        </table:table-row>
        <table:table-row>
          <table:table-cell table:style-name="Energiespeicher.A2" office:value-type="string">
            <text:p text:style-name="P5">Batterie 2</text:p>
          </table:table-cell>
          <table:table-cell table:style-name="Energiespeicher.B2" office:value-type="string">
            <text:p text:style-name="P5">100</text:p>
          </table:table-cell>
        </table:table-row>
        <table:table-row>
          <table:table-cell table:style-name="Energiespeicher.A2" office:value-type="string">
            <text:p text:style-name="P5">Gesamt:</text:p>
          </table:table-cell>
          <table:table-cell table:style-name="Energiespeicher.B2" office:value-type="string">
            <text:p text:style-name="P5">300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 table:number-columns-repeated="2"/>
        <table:table-row>
          <table:table-cell table:style-name="Tabelle1.A1" table:number-columns-spanned="2" office:value-type="string">
            <text:p text:style-name="P7">Energiegewinn (EE/Sekunde)</text:p>
          </table:table-cell>
          <table:covered-table-cell/>
        </table:table-row>
        <table:table-row>
          <table:table-cell table:style-name="Tabelle1.A2" office:value-type="string">
            <text:p text:style-name="P5">Generator (benötigt Energiezelle)</text:p>
          </table:table-cell>
          <table:table-cell table:style-name="Tabelle1.B2" office:value-type="string">
            <text:p text:style-name="P6">30</text:p>
          </table:table-cell>
        </table:table-row>
        <table:table-row>
          <table:table-cell table:style-name="Tabelle1.A2" office:value-type="string">
            <text:p text:style-name="P5">Solarmodul</text:p>
          </table:table-cell>
          <table:table-cell table:style-name="Tabelle1.B2" office:value-type="string">
            <text:p text:style-name="P6">15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B2" office:value-type="string">
            <text:p text:style-name="P5"/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 table:number-columns-repeated="2"/>
        <table:table-row>
          <table:table-cell table:style-name="Tabelle2.A1" table:number-columns-spanned="2" office:value-type="string">
            <text:p text:style-name="P7">Energieverbrauch (EE/Sekunde)</text:p>
          </table:table-cell>
          <table:covered-table-cell/>
        </table:table-row>
        <table:table-row>
          <table:table-cell table:style-name="Tabelle2.A2" office:value-type="string">
            <text:p text:style-name="P5">Sensorik - Optik</text:p>
          </table:table-cell>
          <table:table-cell table:style-name="Tabelle2.B2" office:value-type="string">
            <text:p text:style-name="P5">3</text:p>
          </table:table-cell>
        </table:table-row>
        <table:table-row>
          <table:table-cell table:style-name="Tabelle2.A2" office:value-type="string">
            <text:p text:style-name="P5">Sensorik - Akustik</text:p>
          </table:table-cell>
          <table:table-cell table:style-name="Tabelle2.B2" office:value-type="string">
            <text:p text:style-name="P5">2</text:p>
          </table:table-cell>
        </table:table-row>
        <table:table-row>
          <table:table-cell table:style-name="Tabelle2.A2" office:value-type="string">
            <text:p text:style-name="P6">Gyro</text:p>
          </table:table-cell>
          <table:table-cell table:style-name="Tabelle2.B2" office:value-type="string">
            <text:p text:style-name="P6">5</text:p>
          </table:table-cell>
        </table:table-row>
        <table:table-row>
          <table:table-cell table:style-name="Tabelle2.A2" office:value-type="string">
            <text:p text:style-name="P6">Gehen</text:p>
          </table:table-cell>
          <table:table-cell table:style-name="Tabelle2.B2" office:value-type="string">
            <text:p text:style-name="P6">3</text:p>
          </table:table-cell>
        </table:table-row>
        <table:table-row>
          <table:table-cell table:style-name="Tabelle2.A2" office:value-type="string">
            <text:p text:style-name="P6">Joggen</text:p>
          </table:table-cell>
          <table:table-cell table:style-name="Tabelle2.B2" office:value-type="string">
            <text:p text:style-name="P6">5</text:p>
          </table:table-cell>
        </table:table-row>
        <table:table-row>
          <table:table-cell table:style-name="Tabelle2.A2" office:value-type="string">
            <text:p text:style-name="P6">Rennen</text:p>
          </table:table-cell>
          <table:table-cell table:style-name="Tabelle2.B2" office:value-type="string">
            <text:p text:style-name="P6">10</text:p>
          </table:table-cell>
        </table:table-row>
        <table:table-row>
          <table:table-cell table:style-name="Tabelle2.A2" office:value-type="string">
            <text:p text:style-name="P6">Sprinten</text:p>
          </table:table-cell>
          <table:table-cell table:style-name="Tabelle2.B2" office:value-type="string">
            <text:p text:style-name="P6">20</text:p>
          </table:table-cell>
        </table:table-row>
      </table:table>
      <text:p text:style-name="P3"><text:soft-page-break/><text:span text:style-name="T1">Steigungen/Gefälle:</text:span></text:p>
      <text:p text:style-name="P4"><text:span text:style-name="T1">Bei Steigungen und Gefällen wirkt sich die Neigung zunächst auf die Geschwindigkeit aus.</text:span></text:p>
      <text:p text:style-name="P4"><text:span text:style-name="T1">Bei einer Steigung reduziert sich die Geschwindigkeit um den % der Steigung, ein Gefälle dagegen erzeugt eine Beschleunigung um den % des Gefälles.</text:span></text:p>
      <text:p text:style-name="P3"><text:span text:style-name="T2"/></text:p>
      <text:p text:style-name="P4"><text:span text:style-name="T2">W</text:span><text:span text:style-name="T1">irkt der Spieler diesen Effekten entgegen, steigt der Energieverbrauch entweder für seine Beschleunigung (bei einer Steigung) oder für das Bremsen (bei einem Gefälle) wieder jeweils um den %.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2:09:11.413000000</meta:creation-date>
    <meta:generator>LibreOffice/5.3.7.2$Windows_X86_64 LibreOffice_project/6b8ed514a9f8b44d37a1b96673cbbdd077e24059</meta:generator>
    <dc:date>2018-12-23T12:41:28.029000000</dc:date>
    <meta:editing-duration>PT9M29S</meta:editing-duration>
    <meta:editing-cycles>1</meta:editing-cycles>
    <meta:document-statistic meta:table-count="3" meta:image-count="0" meta:object-count="0" meta:page-count="2" meta:paragraph-count="45" meta:word-count="194" meta:character-count="1422" meta:non-whitespace-character-count="1271"/>
  </office:meta>
</office:document-meta>
</file>